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0.74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 style:data-style-name="N108">
      <style:table-cell-properties fo:border-bottom="0.74pt solid #000000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5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4"/>
        <table:table-column table:style-name="co1" table:number-columns-repeated="2" table:default-cell-style-name="ce6"/>
        <table:table-column table:style-name="co2" table:default-cell-style-name="ce6"/>
        <table:table-column table:style-name="co1" table:default-cell-style-name="ce11"/>
        <table:table-column table:style-name="co1" table:number-columns-repeated="5" table:default-cell-style-name="ce6"/>
        <table:table-column table:style-name="co1" table:default-cell-style-name="ce14"/>
        <table:table-row table:style-name="ro1">
          <table:table-cell table:style-name="ce1" office:value-type="string" calcext:value-type="string">
            <text:p>BOM Maker's Mill MM1 Desktop-Fräse, UniProKit UPKlib V2.06</text:p>
          </table:table-cell>
          <table:table-cell table:style-name="Default" table:number-columns-repeated="3"/>
          <table:table-cell table:style-name="ce9"/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3"/>
          <table:table-cell table:style-name="ce9"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Partname</text:p>
          </table:table-cell>
          <table:table-cell table:style-name="ce5" table:number-columns-repeated="2"/>
          <table:table-cell table:style-name="ce5" office:value-type="string" calcext:value-type="string">
            <text:p>PartNo.</text:p>
          </table:table-cell>
          <table:table-cell table:style-name="ce10"/>
          <table:table-cell table:style-name="ce5" office:value-type="string" calcext:value-type="string">
            <text:p>Description</text:p>
          </table:table-cell>
          <table:table-cell table:style-name="ce5" table:number-columns-repeated="4"/>
          <table:table-cell table:style-name="ce15" office:value-type="string" calcext:value-type="string">
            <text:p>Supplier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Basis-Set</text:p>
          </table:table-cell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 table:style-name="ce3" office:value-type="string" calcext:value-type="string">
            <text:p>Tslot32con</text:p>
          </table:table-cell>
          <table:table-cell table:number-columns-repeated="2"/>
          <table:table-cell table:style-name="ce8" office:value-type="float" office:value="17092218" calcext:value-type="float">
            <text:p>17092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Con, 320x20x2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40</text:p>
          </table:table-cell>
          <table:table-cell table:number-columns-repeated="2"/>
          <table:table-cell office:value-type="float" office:value="17092208" calcext:value-type="float">
            <text:p>17092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-Slot Nut 6, 400x20x2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24con</text:p>
          </table:table-cell>
          <table:table-cell table:number-columns-repeated="2"/>
          <table:table-cell office:value-type="float" office:value="17092217" calcext:value-type="float">
            <text:p>17092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Con, 240x20x2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24</text:p>
          </table:table-cell>
          <table:table-cell table:number-columns-repeated="2"/>
          <table:table-cell office:value-type="float" office:value="17092206" calcext:value-type="float">
            <text:p>17092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-Slot Nut 6, 240x20x2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8</text:p>
          </table:table-cell>
          <table:table-cell table:number-columns-repeated="2"/>
          <table:table-cell office:value-type="float" office:value="17092203" calcext:value-type="float">
            <text:p>17092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Nut 6, 80x20x2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Flat16</text:p>
          </table:table-cell>
          <table:table-cell table:number-columns-repeated="2"/>
          <table:table-cell office:value-type="float" office:value="17092239" calcext:value-type="float">
            <text:p>17092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ch, 160x40x4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Angle16</text:p>
          </table:table-cell>
          <table:table-cell table:number-columns-repeated="2"/>
          <table:table-cell office:value-type="float" office:value="17092228" calcext:value-type="float">
            <text:p>17092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-Profil, 160x20x2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Con</text:p>
          </table:table-cell>
          <table:table-cell table:number-columns-repeated="2"/>
          <table:table-cell office:value-type="float" office:value="17092302" calcext:value-type="float">
            <text:p>17092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ch, 60x60x4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RAconnector</text:p>
          </table:table-cell>
          <table:table-cell table:number-columns-repeated="2"/>
          <table:table-cell office:value-type="float" office:value="17092313" calcext:value-type="float">
            <text:p>170923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0° Versteifungswinkel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17092315" calcext:value-type="float">
            <text:p>170923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ndkapp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7092309" calcext:value-type="float">
            <text:p>1709230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ür TSlot, Slot6, M6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17092307" calcext:value-type="float">
            <text:p>170923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mm, M6 DIN 7984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16</text:p>
          </table:table-cell>
          <table:table-cell table:number-columns-repeated="2"/>
          <table:table-cell office:value-type="float" office:value="17092305" calcext:value-type="float">
            <text:p>170923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6mm, M6 ISO 7380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17092304" calcext:value-type="float">
            <text:p>1709230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2mm, M6 ISO 7380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7092303" calcext:value-type="float">
            <text:p>1709230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mm, M6 ISO 7380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wash</text:p>
          </table:table-cell>
          <table:table-cell table:number-columns-repeated="2"/>
          <table:table-cell office:value-type="float" office:value="17092310" calcext:value-type="float">
            <text:p>170923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.4x12x1.6, DIN 125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nut</text:p>
          </table:table-cell>
          <table:table-cell table:number-columns-repeated="2"/>
          <table:table-cell office:value-type="float" office:value="17092308" calcext:value-type="float">
            <text:p>170923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6x10mm, M6 DIN934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Box-Set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3.5x16ws</text:p>
          </table:table-cell>
          <table:table-cell table:number-columns-repeated="2"/>
          <table:table-cell office:value-type="float" office:value="18081701" calcext:value-type="float">
            <text:p>180817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odScrew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Set Lineardrive 1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3" office:value-type="string" calcext:value-type="string">
            <text:p>M4nut</text:p>
          </table:table-cell>
          <table:table-cell table:style-name="ce7" table:number-columns-repeated="2"/>
          <table:table-cell table:style-name="ce7" office:value-type="float" office:value="19070613" calcext:value-type="float">
            <text:p>19070613</text:p>
          </table:table-cell>
          <table:table-cell table:style-name="ce12" office:value-type="float" office:value="12" calcext:value-type="float">
            <text:p>12</text:p>
          </table:table-cell>
          <table:table-cell table:style-name="ce7" office:value-type="string" calcext:value-type="string">
            <text:p>M4 Nut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3x10cyl</text:p>
          </table:table-cell>
          <table:table-cell table:style-name="ce7" table:number-columns-repeated="2"/>
          <table:table-cell table:style-name="ce7" office:value-type="float" office:value="19070615" calcext:value-type="float">
            <text:p>19070615</text:p>
          </table:table-cell>
          <table:table-cell table:style-name="ce12" office:value-type="float" office:value="10" calcext:value-type="float">
            <text:p>10</text:p>
          </table:table-cell>
          <table:table-cell office:value-type="string" calcext:value-type="string">
            <text:p>10mm, M3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Set Lineardrive 2</text:p>
          </table:table-cell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 table:style-name="ce3" office:value-type="string" calcext:value-type="string">
            <text:p>Mountplate3b</text:p>
          </table:table-cell>
          <table:table-cell table:number-columns-repeated="2"/>
          <table:table-cell office:value-type="float" office:value="19070623" calcext:value-type="float">
            <text:p>19070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platte links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1b</text:p>
          </table:table-cell>
          <table:table-cell table:number-columns-repeated="2"/>
          <table:table-cell office:value-type="float" office:value="19070624" calcext:value-type="float">
            <text:p>19070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lager-Platt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608ZZ_Ball_Bearing</text:p>
          </table:table-cell>
          <table:table-cell table:number-columns-repeated="2"/>
          <table:table-cell office:value-type="float" office:value="19082001" calcext:value-type="float">
            <text:p>19082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gellager, 8mm innen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Carriageplate</text:p>
          </table:table-cell>
          <table:table-cell table:number-columns-repeated="2"/>
          <table:table-cell office:value-type="float" office:value="19070624" calcext:value-type="float">
            <text:p>190706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littenplatt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C8UU</text:p>
          </table:table-cell>
          <table:table-cell table:number-columns-repeated="2"/>
          <table:table-cell office:value-type="float" office:value="19082002" calcext:value-type="float">
            <text:p>190820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M8UU-Block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LM8UU</text:p>
          </table:table-cell>
          <table:table-cell table:number-columns-repeated="2"/>
          <table:table-cell office:value-type="float" office:value="19082206" calcext:value-type="float">
            <text:p>19082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M8UU Linearbearing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haft8x480</text:p>
          </table:table-cell>
          <table:table-cell table:number-columns-repeated="2"/>
          <table:table-cell office:value-type="float" office:value="19082003" calcext:value-type="float">
            <text:p>1908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lle, 4x48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Nutblock1h</text:p>
          </table:table-cell>
          <table:table-cell table:number-columns-repeated="2"/>
          <table:table-cell office:value-type="float" office:value="19070623" calcext:value-type="float">
            <text:p>190706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indelmutterblock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rapezoidal_thread_480</text:p>
          </table:table-cell>
          <table:table-cell table:number-columns-repeated="2"/>
          <table:table-cell office:value-type="float" office:value="19082006" calcext:value-type="float">
            <text:p>1908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8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K8</text:p>
          </table:table-cell>
          <table:table-cell table:number-columns-repeated="2"/>
          <table:table-cell office:value-type="float" office:value="19082008" calcext:value-type="float">
            <text:p>19082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gerbock, 8mm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nut</text:p>
          </table:table-cell>
          <table:table-cell table:number-columns-repeated="2"/>
          <table:table-cell office:value-type="float" office:value="19081701" calcext:value-type="float">
            <text:p>190817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3 Mutter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x16cyl</text:p>
          </table:table-cell>
          <table:table-cell table:number-columns-repeated="2"/>
          <table:table-cell office:value-type="float" office:value="19082010" calcext:value-type="float">
            <text:p>190820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mm, M3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x20cyl</text:p>
          </table:table-cell>
          <table:table-cell table:number-columns-repeated="2"/>
          <table:table-cell office:value-type="float" office:value="19082011" calcext:value-type="float">
            <text:p>1908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mm, M3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4x30cyl</text:p>
          </table:table-cell>
          <table:table-cell table:number-columns-repeated="2"/>
          <table:table-cell office:value-type="float" office:value="19082013" calcext:value-type="float">
            <text:p>1908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mm, M4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4x35cyl</text:p>
          </table:table-cell>
          <table:table-cell table:number-columns-repeated="2"/>
          <table:table-cell office:value-type="float" office:value="19082014" calcext:value-type="float">
            <text:p>1908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mm, M4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40cyl</text:p>
          </table:table-cell>
          <table:table-cell table:number-columns-repeated="2"/>
          <table:table-cell office:value-type="float" office:value="19082015" calcext:value-type="float">
            <text:p>1908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mm, M6 ISO 7380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Set Electronics1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3" office:value-type="string" calcext:value-type="string">
            <text:p>Endstopswitch1b</text:p>
          </table:table-cell>
          <table:table-cell table:style-name="ce7" table:number-columns-repeated="2"/>
          <table:table-cell table:style-name="ce7" office:value-type="float" office:value="19082020" calcext:value-type="float">
            <text:p>19082020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Limit Switch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Pololu-A4988</text:p>
          </table:table-cell>
          <table:table-cell table:style-name="ce7" table:number-columns-repeated="2"/>
          <table:table-cell table:style-name="ce7" office:value-type="float" office:value="19082019" calcext:value-type="float">
            <text:p>19082019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Treiber f. Steppermotor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Nema17_40con</text:p>
          </table:table-cell>
          <table:table-cell table:style-name="ce7" table:number-columns-repeated="2"/>
          <table:table-cell table:style-name="ce7" office:value-type="float" office:value="19082022" calcext:value-type="float">
            <text:p>19082022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Steppermotor, NEMA17, 0.42 Nm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Ramps-usb2B</text:p>
          </table:table-cell>
          <table:table-cell table:style-name="ce7" table:number-columns-repeated="2"/>
          <table:table-cell table:style-name="ce7" office:value-type="float" office:value="19082023" calcext:value-type="float">
            <text:p>19082023</text:p>
          </table:table-cell>
          <table:table-cell table:style-name="ce12" office:value-type="float" office:value="1" calcext:value-type="float">
            <text:p>1</text:p>
          </table:table-cell>
          <table:table-cell table:style-name="ce7" office:value-type="string" calcext:value-type="string">
            <text:p>USB 2.0 Typ B Kabel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otor-4of8pol</text:p>
          </table:table-cell>
          <table:table-cell table:style-name="ce7" table:number-columns-repeated="2"/>
          <table:table-cell table:style-name="ce7" office:value-type="float" office:value="19082026" calcext:value-type="float">
            <text:p>19082026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Kabel f. Steppermotor, 4-pol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Endstop-3pol</text:p>
          </table:table-cell>
          <table:table-cell table:style-name="ce7" table:number-columns-repeated="2"/>
          <table:table-cell table:style-name="ce7" office:value-type="float" office:value="19082027" calcext:value-type="float">
            <text:p>19082027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Kabel f. Endswitch, 3-pol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Ps12V8A</text:p>
          </table:table-cell>
          <table:table-cell table:number-columns-repeated="2"/>
          <table:table-cell office:value-type="float" office:value="19082028" calcext:value-type="float">
            <text:p>19082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Supply 12V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5"/>
          <table:table-cell table:style-name="ce13" table:number-columns-repeated="2"/>
          <table:table-cell table:number-columns-repeated="3"/>
          <table:table-cell office:value-type="string" calcext:value-type="string">
            <text:p>ML</text:p>
          </table:table-cell>
        </table:table-row>
        <table:table-row table:style-name="ro1">
          <table:table-cell table:style-name="ce2" office:value-type="string" calcext:value-type="string">
            <text:p>Set Gears</text:p>
          </table:table-cell>
          <table:table-cell table:number-columns-repeated="4"/>
          <table:table-cell table:style-name="ce13" table:number-columns-repeated="2"/>
          <table:table-cell table:number-columns-repeated="3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haft8x320</text:p>
          </table:table-cell>
          <table:table-cell table:number-columns-repeated="2"/>
          <table:table-cell office:value-type="float" office:value="21011003" calcext:value-type="float">
            <text:p>21011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e, 8x320mm</text:p>
          </table:table-cell>
          <table:table-cell table:style-name="ce13"/>
          <table:table-cell table:number-columns-repeated="3"/>
          <table:table-cell office:value-type="string" calcext:value-type="string">
            <text:p>ML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Set Maker's Mi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8UU-adapter2g</text:p>
          </table:table-cell>
          <table:table-cell table:number-columns-repeated="2"/>
          <table:table-cell office:value-type="float" office:value="21090301" calcext:value-type="float">
            <text:p>210903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8UU-UPK-Adapter f. MM1 u. MF1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Nutblockadapter</text:p>
          </table:table-cell>
          <table:table-cell table:number-columns-repeated="2"/>
          <table:table-cell office:value-type="float" office:value="21090303" calcext:value-type="float">
            <text:p>21090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pter für Spindelmutterblock an UPK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ountplate_small1b</text:p>
          </table:table-cell>
          <table:table-cell table:number-columns-repeated="2"/>
          <table:table-cell office:value-type="float" office:value="21090307" calcext:value-type="float">
            <text:p>210903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per-Montageplatt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_small1b</text:p>
          </table:table-cell>
          <table:table-cell table:number-columns-repeated="2"/>
          <table:table-cell office:value-type="float" office:value="21090308" calcext:value-type="float">
            <text:p>21090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lager. los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1b_sunken</text:p>
          </table:table-cell>
          <table:table-cell table:number-columns-repeated="2"/>
          <table:table-cell office:value-type="float" office:value="21031301" calcext:value-type="float">
            <text:p>21031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lager-Platte versenkt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table:style-name="ce3" office:value-type="string" calcext:value-type="string">
            <text:p>Spindelmount_adapter1c</text:p>
          </table:table-cell>
          <table:table-cell table:number-columns-repeated="2"/>
          <table:table-cell office:value-type="float" office:value="21031005" calcext:value-type="float">
            <text:p>21031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pter für Spindel-Klemm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table:style-name="ce3" office:value-type="string" calcext:value-type="string">
            <text:p>Endstopmount1b</text:p>
          </table:table-cell>
          <table:table-cell table:number-columns-repeated="2"/>
          <table:table-cell office:value-type="float" office:value="21031006" calcext:value-type="float">
            <text:p>210310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lter f. Limitswitches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ountplate_mgn12c</text:p>
          </table:table-cell>
          <table:table-cell table:number-columns-repeated="2"/>
          <table:table-cell office:value-type="float" office:value="21032801" calcext:value-type="float">
            <text:p>21032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per-Montageplatte f. mgn12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_mgn12</text:p>
          </table:table-cell>
          <table:table-cell table:number-columns-repeated="2"/>
          <table:table-cell office:value-type="float" office:value="21032802" calcext:value-type="float">
            <text:p>210328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lager-Platte f. mgn12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Carriageplate-mgn12b</text:p>
          </table:table-cell>
          <table:table-cell table:number-columns-repeated="2"/>
          <table:table-cell office:value-type="float" office:value="21032810" calcext:value-type="float">
            <text:p>21032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littenplatte f. MGN12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4x10cyl</text:p>
          </table:table-cell>
          <table:table-cell table:number-columns-repeated="2"/>
          <table:table-cell office:value-type="float" office:value="21090302" calcext:value-type="float">
            <text:p>210903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mm, M4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4x4lockscrew</text:p>
          </table:table-cell>
          <table:table-cell table:number-columns-repeated="2"/>
          <table:table-cell office:value-type="float" office:value="21090310" calcext:value-type="float">
            <text:p>210903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4x4 Madenschraube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65cyl</text:p>
          </table:table-cell>
          <table:table-cell table:number-columns-repeated="2"/>
          <table:table-cell office:value-type="float" office:value="21031002" calcext:value-type="float">
            <text:p>21031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5mm, M6 ISO 7380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x30cyl</text:p>
          </table:table-cell>
          <table:table-cell table:number-columns-repeated="2"/>
          <table:table-cell office:value-type="float" office:value="21032809" calcext:value-type="float">
            <text:p>210328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 mm, M3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Trapezoidal-thread_320</text:p>
          </table:table-cell>
          <table:table-cell table:number-columns-repeated="2"/>
          <table:table-cell office:value-type="float" office:value="21090306" calcext:value-type="float">
            <text:p>21090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8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rapezoidal_thread_160</text:p>
          </table:table-cell>
          <table:table-cell table:number-columns-repeated="2"/>
          <table:table-cell office:value-type="float" office:value="20092406" calcext:value-type="float">
            <text:p>200924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160x8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rapezoidal_nut_AntiB</text:p>
          </table:table-cell>
          <table:table-cell table:number-columns-repeated="2"/>
          <table:table-cell office:value-type="float" office:value="21090304" calcext:value-type="float">
            <text:p>210903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pezspindelmutter, 8mm, Antibacklash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Trapezoidal_nut_AntiB-spring</text:p>
          </table:table-cell>
          <table:table-cell table:number-columns-repeated="2"/>
          <table:table-cell office:value-type="float" office:value="21090305" calcext:value-type="float">
            <text:p>210903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der f. Antibacklash-Trapezmutter 8mm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Rigidcoupler-5-8</text:p>
          </table:table-cell>
          <table:table-cell table:number-columns-repeated="2"/>
          <table:table-cell office:value-type="float" office:value="21090309" calcext:value-type="float">
            <text:p>210903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re Wellenkupplung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haft8x210</text:p>
          </table:table-cell>
          <table:table-cell table:number-columns-repeated="2"/>
          <table:table-cell office:value-type="float" office:value="20092405" calcext:value-type="float">
            <text:p>20092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e, 210mm (Sondergröße)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Adjustring8mm</text:p>
          </table:table-cell>
          <table:table-cell table:number-columns-repeated="2"/>
          <table:table-cell office:value-type="float" office:value="21031001" calcext:value-type="float">
            <text:p>21031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llring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pindelmount52mm</text:p>
          </table:table-cell>
          <table:table-cell table:number-columns-repeated="2"/>
          <table:table-cell office:value-type="float" office:value="21031003" calcext:value-type="float">
            <text:p>21031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ter für 500W-Spindel, 52mm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pindel500w</text:p>
          </table:table-cell>
          <table:table-cell table:number-columns-repeated="2"/>
          <table:table-cell office:value-type="float" office:value="21031004" calcext:value-type="float">
            <text:p>21031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W, 100V, 12000 rpm, 0.5 Nm, 1.08 Kg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Ks0288cncshield</text:p>
          </table:table-cell>
          <table:table-cell table:number-columns-repeated="2"/>
          <table:table-cell office:value-type="float" office:value="21031007" calcext:value-type="float">
            <text:p>21031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 kompatible Steuerung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ps500wspindel</text:p>
          </table:table-cell>
          <table:table-cell table:number-columns-repeated="2"/>
          <table:table-cell office:value-type="float" office:value="21031008" calcext:value-type="float">
            <text:p>21031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Supply 500w-Spindel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revctrl500wspindel</text:p>
          </table:table-cell>
          <table:table-cell table:number-columns-repeated="2"/>
          <table:table-cell office:value-type="float" office:value="21031009" calcext:value-type="float">
            <text:p>21031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h118-1a 2w 4k7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Ctrlmount2g</text:p>
          </table:table-cell>
          <table:table-cell table:number-columns-repeated="2"/>
          <table:table-cell office:value-type="float" office:value="21031010" calcext:value-type="float">
            <text:p>2103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ktronik-Platt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cabel220v</text:p>
          </table:table-cell>
          <table:table-cell table:number-columns-repeated="2"/>
          <table:table-cell office:value-type="float" office:value="21031011" calcext:value-type="float">
            <text:p>2103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V AC-Kabel mit Stecker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cabel20awg</text:p>
          </table:table-cell>
          <table:table-cell table:number-columns-repeated="2"/>
          <table:table-cell office:value-type="float" office:value="21031012" calcext:value-type="float">
            <text:p>21031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bel <text:s/>0.75mm², awg20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erminalstrip1.5qmm</text:p>
          </table:table-cell>
          <table:table-cell table:number-columns-repeated="2"/>
          <table:table-cell office:value-type="float" office:value="21031013" calcext:value-type="float">
            <text:p>21031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üsterklemme 1.5 mm², 16A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gn12h-block</text:p>
          </table:table-cell>
          <table:table-cell table:number-columns-repeated="2"/>
          <table:table-cell office:value-type="float" office:value="21032804" calcext:value-type="float">
            <text:p>210328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riage for MGN12H-rails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gn12h-rail-435</text:p>
          </table:table-cell>
          <table:table-cell table:number-columns-repeated="2"/>
          <table:table-cell office:value-type="float" office:value="21032805" calcext:value-type="float">
            <text:p>21032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5mm MGN12H-rail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3x8cyl</text:p>
          </table:table-cell>
          <table:table-cell table:number-columns-repeated="2"/>
          <table:table-cell office:value-type="float" office:value="21032807" calcext:value-type="float">
            <text:p>210328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 mm, M3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Nutblock1i</text:p>
          </table:table-cell>
          <table:table-cell table:number-columns-repeated="2"/>
          <table:table-cell office:value-type="float" office:value="21032808" calcext:value-type="float">
            <text:p>210328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ndelmutterblock mit Senkmuttern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revctrl-holder</text:p>
          </table:table-cell>
          <table:table-cell table:number-columns-repeated="2"/>
          <table:table-cell office:value-type="float" office:value="21040801" calcext:value-type="float">
            <text:p>21040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der f. revctrl500wspindel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Hammermutter-m3</text:p>
          </table:table-cell>
          <table:table-cell table:number-columns-repeated="2"/>
          <table:table-cell office:value-type="float" office:value="21032803" calcext:value-type="float">
            <text:p>210328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ammermutter, M3, Slot6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 table:number-rows-repeated="3">
          <table:table-cell table:style-name="Default" table:number-columns-repeated="11"/>
        </table:table-row>
        <table:table-row table:style-name="ro1">
          <table:table-cell table:style-name="ce2" office:value-type="string" calcext:value-type="string">
            <text:p>Suppli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URL</text:p>
          </table:table-cell>
          <table:table-cell/>
          <table:table-cell table:style-name="ce6"/>
          <table:table-cell table:number-columns-repeated="4"/>
          <table:table-cell table:style-name="ce14"/>
          <table:table-cell table:style-name="Default"/>
        </table:table-row>
        <table:table-row table:style-name="ro1">
          <table:table-cell table:number-columns-repeated="4"/>
          <table:table-cell table:style-name="ce6"/>
          <table:table-cell table:number-columns-repeated="4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Std.-Par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tandard-Part, widely available from several sources</text:p>
          </table:table-cell>
          <table:table-cell/>
          <table:table-cell table:style-name="ce6"/>
          <table:table-cell table:number-columns-repeated="4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Makers-La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http:makers-lab.de</text:p>
          </table:table-cell>
          <table:table-cell/>
          <table:table-cell table:style-name="ce6"/>
          <table:table-cell table:number-columns-repeated="4"/>
          <table:table-cell table:style-name="ce1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 number:grouping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8">00.00.0000</text:date>, <text:time style:data-style-name="N2" text:time-value="19:23:10.32955709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0-09-22T22:03:50.208007946</meta:creation-date>
    <dc:date>2021-04-08T19:39:40.516861675</dc:date>
    <dc:creator>os </dc:creator>
    <meta:editing-duration>P3DT16H32M48S</meta:editing-duration>
    <meta:editing-cycles>389</meta:editing-cycles>
    <meta:generator>LibreOffice/5.2.7.2$Linux_X86_64 LibreOffice_project/20m0$Build-2</meta:generator>
    <meta:printed-by>os </meta:printed-by>
    <meta:print-date>2021-03-13T09:47:46.811521230</meta:print-date>
    <meta:document-statistic meta:table-count="1" meta:cell-count="423" meta:object-count="0"/>
  </office:meta>
</office:document-meta>
</file>